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accurateTimeoutWatchdog.InaccurateTimeoutWatchdog( long timeout , WatchdogTarget target , ThreadPool thread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accurateTimeoutWatchdog.run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InaccurateTimeoutWatchdog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accurateTimeoutWatchdog.st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accurateTimeoutWatchdog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accurateTimeoutWatchdog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